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12f34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31704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INTERMAC Master </text:span><text:span text:style-name="T3">23</text:span><text:span text:style-name="T1"> для </text:span><text:span text:style-name="T4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30T09:43:54.668000000</dc:date>
    <meta:editing-duration>PT1H52M41S</meta:editing-duration>
    <meta:editing-cycles>9</meta:editing-cycles>
    <meta:generator>LibreOffice/7.3.6.2$Windows_X86_64 LibreOffice_project/c28ca90fd6e1a19e189fc16c05f8f8924961e12e</meta:generator>
    <meta:print-date>2022-11-30T09:43:16.600000000</meta:print-date>
    <meta:document-statistic meta:table-count="0" meta:image-count="0" meta:object-count="0" meta:page-count="1" meta:paragraph-count="1" meta:word-count="10" meta:character-count="64" meta:non-whitespace-character-count="55"/>
  </office:meta>
</office:document-meta>
</file>